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107.66pt"/>
    </style:style>
    <style:style style:name="co4" style:family="table-column">
      <style:table-column-properties fo:break-before="auto" style:column-width="20.86pt"/>
    </style:style>
    <style:style style:name="co5" style:family="table-column">
      <style:table-column-properties fo:break-before="auto" style:column-width="97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PLD">
      <style:table-properties table:display="true" style:writing-mode="lr-tb"/>
    </style:style>
    <style:style style:name="ta2" style:family="table" style:master-page-name="PageStyle_5f_FPG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P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string" calcext:value-type="string">
            <text:p>VCCIO</text:p>
          </table:table-cell>
          <table:table-cell table:style-name="ce3" office:value-type="string" calcext:value-type="string">
            <text:p>3,18,34,51,</text:p>
            <text:p>66,82,39,91</text:p>
          </table:table-cell>
          <table:table-cell table:style-name="ce3" office:value-type="string" calcext:value-type="string">
            <text:p>3.3v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VCCINT</text:p>
          </table:table-cell>
          <table:table-cell table:style-name="ce2" office:value-type="float" office:value="39.91" calcext:value-type="float">
            <text:p>39.91</text:p>
          </table:table-cell>
          <table:table-cell table:style-name="ce3" office:value-type="string" calcext:value-type="string">
            <text:p>3.3v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1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1,26,33,43,</text:p>
            <text:p>53,59,65,74,</text:p>
            <text:p>78,95</text:p>
          </table:table-cell>
          <table:table-cell table:style-name="ce3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NDint</text:p>
          </table:table-cell>
          <table:table-cell table:style-name="ce2" office:value-type="float" office:value="38.86" calcext:value-type="float">
            <text:p>38.86</text:p>
          </table:table-cell>
          <table:table-cell table:style-name="ce3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JTAG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D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DI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M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MS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CK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TCK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DO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TDO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Varios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CLK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lock vía R48 (51 ohms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OE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CLRn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OE2/GCLK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O Banco A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B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C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N 145 FPGA CONF_DONE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lash S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lash S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lash SC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lash !C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ullup 2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Flash !RE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Flash !W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FPGA 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PGA 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PGA 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PGA 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C (pulldown no conectad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ullup 2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E 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PGA 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PGA 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FPGA 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FPGA 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PGA 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PGA 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PGA 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PGA 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FPGA 8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F 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Fake TDI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ake TMS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Fake TDO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ake TCK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G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PGA 25 DATA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PGA 26 nCONFI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FPGA DCLK (serie 82 ohms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H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PGA" table:style-name="ta2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o</text:p>
          </table:table-cell>
          <table:table-cell table:style-name="ce1" office:value-type="string" calcext:value-type="string">
            <text:p>Conectado a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1 IO LVDS14p</text:p>
          </table:table-cell>
          <table:table-cell table:style-name="ce2" office:value-type="string" calcext:value-type="string">
            <text:p>Serie 1.5k C a masa, AUDIO 1?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1 IO LVDS14n</text:p>
          </table:table-cell>
          <table:table-cell table:style-name="ce2" office:value-type="string" calcext:value-type="string">
            <text:p>Serie 1.5k C a masa AUDIO 2?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1 IO LVDS13p</text:p>
          </table:table-cell>
          <table:table-cell table:style-name="ce2" office:value-type="string" calcext:value-type="string">
            <text:p>Cap a masa?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1 IO LVDS13n</text:p>
          </table:table-cell>
          <table:table-cell table:style-name="ce2" office:value-type="string" calcext:value-type="string">
            <text:p>Cap a masa?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1 IO VREF0B1</text:p>
          </table:table-cell>
          <table:table-cell table:style-name="ce2" office:value-type="string" calcext:value-type="string">
            <text:p>Cap a masa?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1 IO</text:p>
          </table:table-cell>
          <table:table-cell table:style-name="ce2" office:value-type="string" calcext:value-type="string">
            <text:p>Cap a masa?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1 IO LVDS12p</text:p>
          </table:table-cell>
          <table:table-cell table:style-name="ce2" office:value-type="string" calcext:value-type="string">
            <text:p>Cap a masa?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1 IO LVDS12n</text:p>
          </table:table-cell>
          <table:table-cell table:style-name="ce2" office:value-type="string" calcext:value-type="string">
            <text:p>Cap a masa?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1 VCCIO1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1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 IO DPCLK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1 IO LVDS11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1 IO LVDS11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1 IO LVDS10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 IO LVDS10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1 IO LVDS9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1 IO LVDS9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1 IO LVDS8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1 IO LVDS8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1 IO LVDS7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1 IO LVDS7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1 VCCIO1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1 IO VREF1B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1 IO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1 DATA0</text:p>
          </table:table-cell>
          <table:table-cell table:style-name="ce2" office:value-type="string" calcext:value-type="string">
            <text:p>CPLD 68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1 nCONFIG</text:p>
          </table:table-cell>
          <table:table-cell table:style-name="ce2" office:value-type="string" calcext:value-type="string">
            <text:p>CPLD 67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x VCCA_PLL1</text:p>
          </table:table-cell>
          <table:table-cell table:style-name="ce2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1 CLK0 LVDSCLK1p</text:p>
          </table:table-cell>
          <table:table-cell table:style-name="ce2" office:value-type="string" calcext:value-type="string">
            <text:p>CLK 80 MHz via R46 51 ohms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1 CLK1 LVDSCLK1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x GNDA_PLL1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x GNDG_PLL1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1 nCEO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1 nCE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1 MSEL0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1 MSEL1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1 DCLK</text:p>
          </table:table-cell>
          <table:table-cell table:style-name="ce2" office:value-type="string" calcext:value-type="string">
            <text:p>CPLD 63 via 82 ohms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1 IO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1 IO PLL1_OUT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1 IO PLL1_OUT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1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1 IO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B1 IO LVDS6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1 IO LVDS6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1 IO LVDS5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B1 IO LVDS5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1 IO LVDS4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1 IO LVDS4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B1 IO LVDS3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B1 IO LVDS3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1 IO DPCLK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1 VCCIO1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1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B1 IO LVDS2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B1 IO LVDS2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B1 IO VREF2B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B1 IO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B1 IO LVDS1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B1 IO LVDS1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1 IO LVDS0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1 IO LVDS0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B4 IO LVDS71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B4 IO LVDS71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4 IO LVDS70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4 IO LVDS70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B4 IO LVDS69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B4 IO LVDS69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B4 IO LVDS68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B4 IO LVDS68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B4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4 VCCIO4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Bx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Bx VCCINT</text:p>
          </table:table-cell>
          <table:table-cell table:style-name="ce2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B4 IO DPCLK7</text:p>
          </table:table-cell>
          <table:table-cell table:style-name="ce2" office:value-type="string" calcext:value-type="string">
            <text:p>CPLD 50</text:p>
          </table:table-cell>
          <table:table-cell table:number-columns-repeated="102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B4 IO VREF2B4</text:p>
          </table:table-cell>
          <table:table-cell table:style-name="ce2" office:value-type="string" calcext:value-type="string">
            <text:p>CPLD 49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4 IO LVDS67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B4 IO LVDS67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4 IO LVDS66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B4 IO LVDS66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B4 IO</text:p>
          </table:table-cell>
          <table:table-cell table:style-name="ce2" office:value-type="string" calcext:value-type="string">
            <text:p>CPLD 47</text:p>
          </table:table-cell>
          <table:table-cell table:number-columns-repeated="102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B4 IO LVDS65p</text:p>
          </table:table-cell>
          <table:table-cell table:style-name="ce2" office:value-type="string" calcext:value-type="string">
            <text:p>CPLD 46</text:p>
          </table:table-cell>
          <table:table-cell table:number-columns-repeated="102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B4 IO LVDS65n</text:p>
          </table:table-cell>
          <table:table-cell table:style-name="ce2" office:value-type="string" calcext:value-type="string">
            <text:p>CPLD 45</text:p>
          </table:table-cell>
          <table:table-cell table:number-columns-repeated="102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B4 IO LVDS64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B4 IO LVDS64n</text:p>
          </table:table-cell>
          <table:table-cell table:style-name="ce2" office:value-type="string" calcext:value-type="string">
            <text:p>CPLD 44</text:p>
          </table:table-cell>
          <table:table-cell table:number-columns-repeated="102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B4 IO LVDS63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B4 IO LVDS63n</text:p>
          </table:table-cell>
          <table:table-cell table:style-name="ce2" office:value-type="string" calcext:value-type="string">
            <text:p>LED3</text:p>
          </table:table-cell>
          <table:table-cell table:number-columns-repeated="102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B4 IO LVDS62p</text:p>
          </table:table-cell>
          <table:table-cell table:style-name="ce2" office:value-type="string" calcext:value-type="string">
            <text:p>CPLD 42</text:p>
          </table:table-cell>
          <table:table-cell table:number-columns-repeated="102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4 IO LVDS62n</text:p>
          </table:table-cell>
          <table:table-cell table:style-name="ce2" office:value-type="string" calcext:value-type="string">
            <text:p>CPLD 41</text:p>
          </table:table-cell>
          <table:table-cell table:number-columns-repeated="102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B4 IO</text:p>
          </table:table-cell>
          <table:table-cell table:style-name="ce2" office:value-type="string" calcext:value-type="string">
            <text:p>CPLD 40</text:p>
          </table:table-cell>
          <table:table-cell table:number-columns-repeated="102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Bx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Bx VCCINT</text:p>
          </table:table-cell>
          <table:table-cell table:style-name="ce2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4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B4 VCCIO4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4 IO VREF1B4</text:p>
          </table:table-cell>
          <table:table-cell table:style-name="ce2" office:value-type="string" calcext:value-type="string">
            <text:p>LED2</text:p>
          </table:table-cell>
          <table:table-cell table:number-columns-repeated="102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B4 IO LVDS61p</text:p>
          </table:table-cell>
          <table:table-cell table:style-name="ce2" office:value-type="string" calcext:value-type="string">
            <text:p>CPLD 32</text:p>
          </table:table-cell>
          <table:table-cell table:number-columns-repeated="102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B4 IO LVDS61n</text:p>
          </table:table-cell>
          <table:table-cell table:style-name="ce2" office:value-type="string" calcext:value-type="string">
            <text:p>CPLD 31</text:p>
          </table:table-cell>
          <table:table-cell table:number-columns-repeated="102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B4 IO LVDS60p</text:p>
          </table:table-cell>
          <table:table-cell table:style-name="ce2" office:value-type="string" calcext:value-type="string">
            <text:p>CPLD 30</text:p>
          </table:table-cell>
          <table:table-cell table:number-columns-repeated="102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B4 IO LVDS60n</text:p>
          </table:table-cell>
          <table:table-cell table:style-name="ce2" office:value-type="string" calcext:value-type="string">
            <text:p>CPLD 29</text:p>
          </table:table-cell>
          <table:table-cell table:number-columns-repeated="102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B4 IO LVDS59p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B4 IO LVDS59n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4 IO LVDS58p</text:p>
          </table:table-cell>
          <table:table-cell table:style-name="ce2" office:value-type="string" calcext:value-type="string">
            <text:p>7 ETH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B4 IO LVDS58n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B4 IO LVDS57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B4 IO LVDS57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B4 IO LVDS56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B4 IO LVDS56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B4 IO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4 IO VREF0B4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B4 IO DPCLK6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Bx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Bx VCCINT</text:p>
          </table:table-cell>
          <table:table-cell table:style-name="ce2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B4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B4 VCCIO4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B4 IO LVDS55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B4 IO LVDS55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B4 IO LVDS54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B4 IO LVDS54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B4 IO LVDS53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B4 IO LVDS53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B4 IO LVDS52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B4 IO LVDS52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B3 IO LVDS51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B3 IO LVDS51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B3 IO LVDS50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B3 IO LVDS50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B3 IO LVDS49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B3 IO LVDS49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B3 IO VREF2B3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B3 IO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B3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B3 VCCIO3</text:p>
          </table:table-cell>
          <table:table-cell table:style-name="ce2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B3 IO DPCLK5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B3 IO LVDS48n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B3 IO LVDS48p</text:p>
          </table:table-cell>
          <table:table-cell table:style-name="ce2" office:value-type="string" calcext:value-type="string">
            <text:p>MEM?</text:p>
          </table:table-cell>
          <table:table-cell table:number-columns-repeated="102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B3 IO LVDS47n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B3 IO LVDS47p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B3 IO LVDS46n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B3 IO LVDS46p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B3 IO LVDS45n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B3 IO LVDS45p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B3 IO LVDS44n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B3 IO LVDS44p</text:p>
          </table:table-cell>
          <table:table-cell table:style-name="ce2" office:value-type="string" calcext:value-type="string">
            <text:p>ETH?</text:p>
          </table:table-cell>
          <table:table-cell table:number-columns-repeated="102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B3 G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B3 IO PLL2_OUTn</text:p>
          </table:table-cell>
          <table:table-cell table:number-columns-repeated="1022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B3 IO PLL2_OUTp</text:p>
          </table:table-cell>
          <table:table-cell table:number-columns-repeated="1022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B3 CONF_DONE</text:p>
          </table:table-cell>
          <table:table-cell table:number-columns-repeated="1022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B3 nSTATUS</text:p>
          </table:table-cell>
          <table:table-cell table:number-columns-repeated="1022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B3 TCK</text:p>
          </table:table-cell>
          <table:table-cell table:number-columns-repeated="1022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B3 TMS</text:p>
          </table:table-cell>
          <table:table-cell table:number-columns-repeated="1022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B3 TDO</text:p>
          </table:table-cell>
          <table:table-cell table:number-columns-repeated="102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Bx GNDG_PLL2</text:p>
          </table:table-cell>
          <table:table-cell table:number-columns-repeated="1022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Bx GNDA_PLL2</text:p>
          </table:table-cell>
          <table:table-cell table:number-columns-repeated="1022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B3 CLK3 LVDSCLK2n</text:p>
          </table:table-cell>
          <table:table-cell table:number-columns-repeated="1022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B3 CLK2 LVDSCLK2p</text:p>
          </table:table-cell>
          <table:table-cell table:number-columns-repeated="1022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Bx VCCA_PLL2</text:p>
          </table:table-cell>
          <table:table-cell table:number-columns-repeated="1022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B3 TDI</text:p>
          </table:table-cell>
          <table:table-cell table:number-columns-repeated="1022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B3 IO VREF1B3</text:p>
          </table:table-cell>
          <table:table-cell table:number-columns-repeated="1022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B3 VCCIO3</text:p>
          </table:table-cell>
          <table:table-cell table:number-columns-repeated="1022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B3 IO LVDS43n</text:p>
          </table:table-cell>
          <table:table-cell table:number-columns-repeated="1022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B3 IO LVDS43p</text:p>
          </table:table-cell>
          <table:table-cell table:number-columns-repeated="1022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B3 IO LVDS42n</text:p>
          </table:table-cell>
          <table:table-cell table:number-columns-repeated="102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B3 IO LVDS42p</text:p>
          </table:table-cell>
          <table:table-cell table:number-columns-repeated="1022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B3 IO LVDS41n</text:p>
          </table:table-cell>
          <table:table-cell table:number-columns-repeated="1022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B3 IO LVDS41p</text:p>
          </table:table-cell>
          <table:table-cell table:number-columns-repeated="1022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B3 IO LVDS40n</text:p>
          </table:table-cell>
          <table:table-cell table:number-columns-repeated="1022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B3 IO LVDS40p</text:p>
          </table:table-cell>
          <table:table-cell table:number-columns-repeated="102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B3 IO LVDS39n</text:p>
          </table:table-cell>
          <table:table-cell table:number-columns-repeated="1022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B3 IO LVDS39p</text:p>
          </table:table-cell>
          <table:table-cell table:number-columns-repeated="1022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B3 IO LVDS38n</text:p>
          </table:table-cell>
          <table:table-cell table:number-columns-repeated="1022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B3 IO LVDS38p</text:p>
          </table:table-cell>
          <table:table-cell table:number-columns-repeated="1022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B3 IO DPCLK4</text:p>
          </table:table-cell>
          <table:table-cell table:number-columns-repeated="1022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B3 GND</text:p>
          </table:table-cell>
          <table:table-cell table:number-columns-repeated="1022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B3 VCCIO3</text:p>
          </table:table-cell>
          <table:table-cell table:number-columns-repeated="1022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B3 IO LVDS37n</text:p>
          </table:table-cell>
          <table:table-cell table:number-columns-repeated="1022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B3 IO LVDS37p</text:p>
          </table:table-cell>
          <table:table-cell table:number-columns-repeated="1022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B3 IO</text:p>
          </table:table-cell>
          <table:table-cell table:number-columns-repeated="1022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B3 IO VREF0B3</text:p>
          </table:table-cell>
          <table:table-cell table:number-columns-repeated="1022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B3 IO LVDS36n</text:p>
          </table:table-cell>
          <table:table-cell table:number-columns-repeated="1022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B3 IO LVDS36p</text:p>
          </table:table-cell>
          <table:table-cell table:number-columns-repeated="1022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B3 IO LVDS35n</text:p>
          </table:table-cell>
          <table:table-cell table:number-columns-repeated="1022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B3 IO LVDS35p</text:p>
          </table:table-cell>
          <table:table-cell table:number-columns-repeated="1022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B2 IO LVDS34n</text:p>
          </table:table-cell>
          <table:table-cell table:number-columns-repeated="102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B2 IO LVDS34p</text:p>
          </table:table-cell>
          <table:table-cell table:number-columns-repeated="1022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B2 IO LVDS33n</text:p>
          </table:table-cell>
          <table:table-cell table:number-columns-repeated="1022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B2 IO LVDS33p</text:p>
          </table:table-cell>
          <table:table-cell table:number-columns-repeated="1022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B2 IO LVDS32n</text:p>
          </table:table-cell>
          <table:table-cell table:number-columns-repeated="1022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B2 IO LVDS32p</text:p>
          </table:table-cell>
          <table:table-cell table:number-columns-repeated="102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B2 IO LVDS31n</text:p>
          </table:table-cell>
          <table:table-cell table:number-columns-repeated="1022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B2 IO LVDS31p</text:p>
          </table:table-cell>
          <table:table-cell table:number-columns-repeated="1022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B2 VCCIO2</text:p>
          </table:table-cell>
          <table:table-cell table:number-columns-repeated="1022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B2 GND</text:p>
          </table:table-cell>
          <table:table-cell table:number-columns-repeated="102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Bx VCCINT</text:p>
          </table:table-cell>
          <table:table-cell table:number-columns-repeated="1022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Bx GND</text:p>
          </table:table-cell>
          <table:table-cell table:number-columns-repeated="1022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B2 IO DPCLK3</text:p>
          </table:table-cell>
          <table:table-cell table:number-columns-repeated="1022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B2 IO VREF0B2</text:p>
          </table:table-cell>
          <table:table-cell table:number-columns-repeated="1022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B2 IO</text:p>
          </table:table-cell>
          <table:table-cell table:number-columns-repeated="1022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B2 IO LVDS30n</text:p>
          </table:table-cell>
          <table:table-cell table:number-columns-repeated="1022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B2 IO LVDS30p</text:p>
          </table:table-cell>
          <table:table-cell table:number-columns-repeated="1022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B2 IO LVDS29n</text:p>
          </table:table-cell>
          <table:table-cell table:number-columns-repeated="1022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B2 IO LVDS29p</text:p>
          </table:table-cell>
          <table:table-cell table:number-columns-repeated="102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2 IO LVDS28n</text:p>
          </table:table-cell>
          <table:table-cell table:number-columns-repeated="1022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B2 IO LVDS28p</text:p>
          </table:table-cell>
          <table:table-cell table:number-columns-repeated="1022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B2 IO LVDS27n</text:p>
          </table:table-cell>
          <table:table-cell table:number-columns-repeated="1022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B2 IO LVDS27p</text:p>
          </table:table-cell>
          <table:table-cell table:number-columns-repeated="1022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B2 IO LVDS26n</text:p>
          </table:table-cell>
          <table:table-cell table:number-columns-repeated="1022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B2 IO LVDS26p</text:p>
          </table:table-cell>
          <table:table-cell table:number-columns-repeated="1022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B2 IO LVDS25n</text:p>
          </table:table-cell>
          <table:table-cell table:number-columns-repeated="1022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B2 IO LVDS25p</text:p>
          </table:table-cell>
          <table:table-cell table:number-columns-repeated="1022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B2 IO VREF1B2</text:p>
          </table:table-cell>
          <table:table-cell table:number-columns-repeated="1022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B2 VCCIO2</text:p>
          </table:table-cell>
          <table:table-cell table:number-columns-repeated="1022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B2 GND</text:p>
          </table:table-cell>
          <table:table-cell table:number-columns-repeated="1022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Bx VCCINT</text:p>
          </table:table-cell>
          <table:table-cell table:number-columns-repeated="1022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Bx GND</text:p>
          </table:table-cell>
          <table:table-cell table:number-columns-repeated="1022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B2 IO</text:p>
          </table:table-cell>
          <table:table-cell table:number-columns-repeated="1022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B2 IO LVDS24n</text:p>
          </table:table-cell>
          <table:table-cell table:number-columns-repeated="1022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B2 IO LVDS24p</text:p>
          </table:table-cell>
          <table:table-cell table:number-columns-repeated="1022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B2 IO LVDS23n</text:p>
          </table:table-cell>
          <table:table-cell table:number-columns-repeated="1022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B2 IO LVDS23p</text:p>
          </table:table-cell>
          <table:table-cell table:number-columns-repeated="1022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B2 IO LVDS22n</text:p>
          </table:table-cell>
          <table:table-cell table:number-columns-repeated="1022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B2 IO LVDS22p</text:p>
          </table:table-cell>
          <table:table-cell table:number-columns-repeated="1022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B2 IO LVDS21n</text:p>
          </table:table-cell>
          <table:table-cell table:number-columns-repeated="1022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B2 IO LVDS21p</text:p>
          </table:table-cell>
          <table:table-cell table:number-columns-repeated="1022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B2 IO</text:p>
          </table:table-cell>
          <table:table-cell table:number-columns-repeated="1022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B2 IO LVDS20n</text:p>
          </table:table-cell>
          <table:table-cell table:number-columns-repeated="1022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2 IO LVDS20p</text:p>
          </table:table-cell>
          <table:table-cell table:number-columns-repeated="1022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B2 IO LVDS19n</text:p>
          </table:table-cell>
          <table:table-cell table:number-columns-repeated="1022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2 IO LVDS19p</text:p>
          </table:table-cell>
          <table:table-cell table:number-columns-repeated="1022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B2 IO VREF2B2</text:p>
          </table:table-cell>
          <table:table-cell table:number-columns-repeated="1022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B2 IO DPCLK2</text:p>
          </table:table-cell>
          <table:table-cell table:number-columns-repeated="1022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x VCCINT</text:p>
          </table:table-cell>
          <table:table-cell table:number-columns-repeated="1022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Bx GND</text:p>
          </table:table-cell>
          <table:table-cell table:number-columns-repeated="1022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B2 VCCIO2</text:p>
          </table:table-cell>
          <table:table-cell table:number-columns-repeated="1022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B2 GND</text:p>
          </table:table-cell>
          <table:table-cell table:number-columns-repeated="1022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B2 IO LVDS18n</text:p>
          </table:table-cell>
          <table:table-cell table:number-columns-repeated="1022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B2 IO LVDS18p</text:p>
          </table:table-cell>
          <table:table-cell table:number-columns-repeated="1022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B2 IO LVDS17n</text:p>
          </table:table-cell>
          <table:table-cell table:number-columns-repeated="1022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B2 IO LVDS17p</text:p>
          </table:table-cell>
          <table:table-cell table:number-columns-repeated="1022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B2 IO LVDS16n</text:p>
          </table:table-cell>
          <table:table-cell table:number-columns-repeated="1022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B2 IO LVDS16p</text:p>
          </table:table-cell>
          <table:table-cell table:number-columns-repeated="1022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B2 IO LVDS15n</text:p>
          </table:table-cell>
          <table:table-cell table:number-columns-repeated="1022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B2 IO LVDS15p</text:p>
          </table:table-cell>
          <table:table-cell table:number-columns-repeated="1022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PLD" style:display-name="PageStyle_CP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PGA" style:display-name="PageStyle_FP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13" meta:object-count="0"/>
    <meta:generator>LibreOfficeDev/6.0.5.2$Linux_X86_64 LibreOffice_project/</meta:generator>
  </office:meta>
</office:document-meta>
</file>